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0.sv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text:bookmark-start text:name="introduction"/>Introduction<text:bookmark-end text:name="introduction"/></text:h>
      <text:p text:style-name="First_20_paragraph">Decisions are a constant occurence in daily life. For instance consider an instructor teaching CSCI 1301. At the beginning of class the instructor may</text:p>
      <text:list text:style-name="L1">
        <text:list-item>
          <text:p text:style-name="P1">Ask if there are questions. If a student has a question, then the instructor will answer it, and ask again (“Anything else?”).</text:p>
        </text:list-item>
        <text:list-item>
          <text:p text:style-name="P1">When there are no more questions, the instructor will move on to the next step.</text:p>
        </text:list-item>
        <text:list-item>
          <text:p text:style-name="P1">If there is a quiz scheduled, the next step will be distributing the quiz.</text:p>
        </text:list-item>
        <text:list-item>
          <text:p text:style-name="P1">If there is no quiz scheduled or the quiz is complete (and collected), the instructor may introduce the lecture topic (“Today, we will be discussing Decisions and Decision Structures”) and start the class.</text:p>
        </text:list-item>
        <text:list-item>
          <text:p text:style-name="P1">etc.</text:p>
        </text:list-item>
      </text:list>
      <text:p text:style-name="First_20_paragraph">This type of “branching” between multiple choices can be represented with an <text:a xlink:type="simple" xlink:href="https://www.wikiwand.com/en/Activity_diagram" office:name=""><text:span text:style-name="Definition">activity diagram</text:span></text:a>:</text:p>
      <text:p text:style-name="FigureWithCaption"><draw:frame draw:name="img1" svg:width="351.75pt" svg:height="257.25pt"><draw:image xlink:href="Pictures/0.svg" xlink:type="simple" xlink:show="embed" xlink:actuate="onLoad"/></draw:frame></text:p>
      <text:p text:style-name="FigureCaption">“An Activity Diagram on Teaching a Class”</text:p>
      <text:p text:style-name="Text_20_body">In C#, we will express</text:p>
      <text:list text:style-name="L2">
        <text:list-item>
          <text:p text:style-name="P2">repetitions (or “loops”) (“As long as there are questions…”) with the <text:span text:style-name="Source_Text">while</text:span>, <text:span text:style-name="Source_Text">do…while</text:span> and <text:span text:style-name="Source_Text">for</text:span> keywords,</text:p>
        </text:list-item>
        <text:list-item>
          <text:p text:style-name="P2">branchings (“If there is a quiz…”) with the <text:span text:style-name="Source_Text">if</text:span>, <text:span text:style-name="Source_Text">if…else</text:span> and <text:span text:style-name="Source_Text">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3Z</meta:creation-date>
    <dc:date>2024-08-15T18:01:43Z</dc:date>
  </office:meta>
</office:document-meta>
</file>